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1" svg:font-family="Albany, sans-serif"/>
    <style:font-face style:name="FreeSans" svg:font-family="FreeSans"/>
    <style:font-face style:name="Liberation Sans" svg:font-family="'Liberation Sans', sans-serif"/>
    <style:font-face style:name="Lohit Devanagari1" svg:font-family="'Lohit Devanagari'"/>
    <style:font-face style:name="Noto Sans CJK SC Regular1" svg:font-family="'Noto Sans CJK SC Regular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line-height="150%"/>
    </style:style>
    <style:style style:name="P2" style:family="paragraph" style:parent-style-name="Heading_20_2">
      <style:paragraph-properties fo:line-height="150%"/>
      <style:text-properties style:font-name="Liberation Sans" fo:font-size="12pt"/>
    </style:style>
    <style:style style:name="P3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4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Liberation Sans" fo:font-size="12pt"/>
    </style:style>
    <style:style style:name="P5" style:family="paragraph" style:parent-style-name="Text_20_body">
      <style:paragraph-properties fo:margin-top="0cm" fo:margin-bottom="0cm" loext:contextual-spacing="false" fo:line-height="150%" fo:text-align="start" style:justify-single-word="false" fo:break-before="page"/>
    </style:style>
    <style:style style:name="P6" style:family="paragraph" style:parent-style-name="Text_20_body">
      <style:paragraph-properties fo:margin-top="0.42cm" fo:margin-bottom="0.499cm" loext:contextual-spacing="false" fo:line-height="100%" fo:break-before="page" fo:keep-with-next="always"/>
      <style:text-properties style:font-name="Albany1" fo:font-size="16pt" fo:font-weight="bold"/>
    </style:style>
    <style:style style:name="P7" style:family="paragraph" style:parent-style-name="Text_20_body">
      <style:paragraph-properties fo:margin-left="0.499cm" fo:margin-right="0cm" fo:margin-top="0cm" fo:margin-bottom="0cm" loext:contextual-spacing="false" fo:line-height="100%" fo:text-indent="0cm" style:auto-text-indent="false"/>
    </style:style>
    <style:style style:name="P8" style:family="paragraph" style:parent-style-name="Heading_20_2" style:master-page-name="HTML">
      <style:paragraph-properties fo:line-height="150%" style:page-number="auto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fo:font-weight="bold"/>
    </style:style>
    <style:style style:name="T3" style:family="text">
      <style:text-properties style:font-name="Liberation Sans" fo:font-size="12pt" fo:font-weight="normal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style:font-name="Liberation Sans" fo:font-size="12pt" fo:font-style="normal" fo:font-weight="normal"/>
    </style:style>
    <style:style style:name="T6" style:family="text">
      <style:text-properties fo:color="#000000"/>
    </style:style>
    <style:style style:name="T7" style:family="text">
      <style:text-properties fo:color="#000000" style:font-name="Liberation Sans" fo:font-size="12pt" fo:font-weight="normal"/>
    </style:style>
    <style:style style:name="T8" style:family="text">
      <style:text-properties fo:color="#000099" style:text-line-through-style="none" style:text-line-through-type="none" style:font-name="Liberation Sans" fo:font-size="12pt" style:text-underline-style="none" fo:font-weight="bold" style:text-blinking="false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h text:style-name="P8" text:outline-level="2"><text:bookmark-start text:name="__RefHeading___Toc149_1052241590"/><text:span text:style-name="T1">#324</text:span><text:bookmark-end text:name="__RefHeading___Toc149_1052241590"/></text:h>
        <text:p text:style-name="P3"/>
        <text:p text:style-name="P4">As artimanhas de Satanás... o remédio absoluto de Deus... nossa responsabilidade de discernir ambas as coisas.</text:p>
        <text:p text:style-name="P3"/>
        <text:h text:style-name="P1" text:outline-level="2"><text:bookmark-start text:name="__RefHeading___Toc151_1052241590"/><text:a xlink:type="simple" xlink:href="http://bibliaonline.com.br/acf/2ts/1/1-6" text:style-name="Internet_20_link" text:visited-style-name="Visited_20_Internet_20_Link"><text:span text:style-name="T1">2 TESSALONICENSES 1, Vers. 1-6</text:span></text:a><text:bookmark-end text:name="__RefHeading___Toc151_1052241590"/></text:h>
        <text:p text:style-name="P3"/>
        <text:p text:style-name="P3"><text:span text:style-name="T1">A 1a. Epístola corrige um sério erro, que os crentes que tivessem morrido iriam perder o grande privilégio de virem com o Senhor Jesus por ocasião de Sua manifestação. Esta segunda Epístola esclarece o segundo erro... que a tribulação já tinha vindo e que eles estavam passando por ela. Não é assim. Todos os crentes sabiam que o "dia do Senhor" seria introduzido por trevas e acontecimentos terríveis. Isaías </text:span><text:a xlink:type="simple" xlink:href="https://www.bibliaonline.com.br/acf/is/2" text:style-name="Internet_20_link" text:visited-style-name="Visited_20_Internet_20_Link"><text:span text:style-name="T1">capítulos 2</text:span></text:a><text:span text:style-name="T1"> a 4, </text:span><text:a xlink:type="simple" xlink:href="https://www.bibliaonline.com.br/acf/jl/2" text:style-name="Internet_20_link" text:visited-style-name="Visited_20_Internet_20_Link"><text:span text:style-name="T1">Joel 2</text:span></text:a><text:span text:style-name="T1"> e 3, </text:span><text:a xlink:type="simple" xlink:href="https://www.bibliaonline.com.br/acf/am/5" text:style-name="Internet_20_link" text:visited-style-name="Visited_20_Internet_20_Link"><text:span text:style-name="T1">Amós 5</text:span></text:a><text:span text:style-name="T1">, </text:span><text:a xlink:type="simple" xlink:href="https://www.bibliaonline.com.br/acf/sf/1" text:style-name="Internet_20_link" text:visited-style-name="Visited_20_Internet_20_Link"><text:span text:style-name="T1">Sofonias 1</text:span></text:a><text:span text:style-name="T1">-3. Satanás estava derramando grandes dificuldades e estava usando falsos mestres para dizer a eles que "o dia" tinha chegado.</text:span></text:p>
        <text:p text:style-name="P3"/>
        <text:p text:style-name="P3"><text:a xlink:type="simple" xlink:href="http://bibliaonline.com.br/acf/2ts/1/1-4" text:style-name="Internet_20_link" text:visited-style-name="Visited_20_Internet_20_Link"><text:span text:style-name="T1">2Ts 1:1-4</text:span></text:a><text:span text:style-name="T1"> Mas antes de indicar estes erros, ele aquece seus corações. Se você ler os versículos iniciais da primeira Epístola verá mencionada "fé", "amor" e "esperança". Mas repare que em nossos versículos está faltando "esperança". Eles estavam perdendo a esperança da vinda do Senhor para o crente.</text:span></text:p>
        <text:p text:style-name="P3"/>
        <text:p text:style-name="P3"><text:a xlink:type="simple" xlink:href="http://bibliaonline.com.br/acf/2ts/1/5-10" text:style-name="Internet_20_link" text:visited-style-name="Visited_20_Internet_20_Link"><text:span text:style-name="T1">2Ts 1:5-10</text:span></text:a><text:span text:style-name="T1"> As perseguições deveriam encorajá-los (não desencorajá-los) a olharem para o alto. Ele lhes diz que deveriam se regozijar mais do que nunca se sofressem aqueles problemas. O Senhor ama os crentes e todavia permite que provas e dores venham sobre eles! Mas que dia está para chegar para os incrédulos quando Deus fará chover fogo e enxofre sobre eles!</text:span></text:p>
        <text:p text:style-name="P3"/>
        <text:h text:style-name="P2" text:outline-level="2"><text:bookmark-start text:name="__RefHeading___Toc153_1052241590"/>#325<text:bookmark-end text:name="__RefHeading___Toc153_1052241590"/></text:h>
        <text:p text:style-name="P3"/>
        <text:p text:style-name="P4">Minha condição me leva a cair na armadilha que o inimigo preparou para mim.</text:p>
        <text:p text:style-name="P3"/>
        <text:h text:style-name="P1" text:outline-level="2"><text:bookmark-start text:name="__RefHeading___Toc155_1052241590"/><text:a xlink:type="simple" xlink:href="http://bibliaonline.com.br/acf/2ts/1/7-12" text:style-name="Internet_20_link" text:visited-style-name="Visited_20_Internet_20_Link"><text:span text:style-name="T1">2 TESSALONICENSES 1, Vers. 7-12</text:span></text:a><text:bookmark-end text:name="__RefHeading___Toc155_1052241590"/></text:h>
        <text:p text:style-name="P3"/>
        <text:p text:style-name="P3"><text:soft-page-break/><text:a xlink:type="simple" xlink:href="http://bibliaonline.com.br/acf/2ts/1/7-10" text:style-name="Internet_20_link" text:visited-style-name="Visited_20_Internet_20_Link"><text:span text:style-name="T1">2Ts 1:7-10</text:span></text:a><text:span text:style-name="T1"> Esta é a Sua manifestação. Quanto pior nossas provações, tristezas, desapontamentos aqui, mais podemos entender que está chegando o dia quando tudo será mudado. Leia </text:span><text:a xlink:type="simple" xlink:href="http://bibliaonline.com.br/acf/hb/12/2" text:style-name="Internet_20_link" text:visited-style-name="Visited_20_Internet_20_Link"><text:span text:style-name="T1">Hb 12:2</text:span></text:a><text:span text:style-name="T1"> para encontrar uma palavra para cada um de nós.</text:span></text:p>
        <text:p text:style-name="P3"/>
        <text:p text:style-name="P3"><text:a xlink:type="simple" xlink:href="http://bibliaonline.com.br/acf/2ts/1/8" text:style-name="Internet_20_link" text:visited-style-name="Visited_20_Internet_20_Link"><text:span text:style-name="T1">2Ts 1:8</text:span></text:a><text:span text:style-name="T1"> Cada pessoa viva que ainda não estiver salva verá o Senhor Jesus deste modo! Se o Senhor voltar hoje, este evento não acontecerá muito tempo depois, após 7 anos ou pouco mais.</text:span></text:p>
        <text:p text:style-name="P3"/>
        <text:p text:style-name="P3"><text:a xlink:type="simple" xlink:href="http://bibliaonline.com.br/acf/2ts/1/11-12" text:style-name="Internet_20_link" text:visited-style-name="Visited_20_Internet_20_Link"><text:span text:style-name="T1">2Ts 1:11-12</text:span></text:a><text:span text:style-name="T1"> Paulo ora por eles. Como é bom orarmos uns pelos outros! A entrada da Palavra produz luz em nossa vida. Ore acima de tudo por uma consciência tenra quando estiver lendo a Sua Palavra. Leia estes dois poderosos versículos cuidadosamente.</text:span></text:p>
        <text:p text:style-name="P3"/>
        <text:h text:style-name="P2" text:outline-level="2"><text:bookmark-start text:name="__RefHeading___Toc157_1052241590"/>#326<text:bookmark-end text:name="__RefHeading___Toc157_1052241590"/></text:h>
        <text:p text:style-name="P3"/>
        <text:p text:style-name="P4">Não importa quão inteligente você seja nas coisas de Deus, você perderá a mente de Deus se estiver fora de comunhão.</text:p>
        <text:p text:style-name="P3"/>
        <text:h text:style-name="P1" text:outline-level="2"><text:bookmark-start text:name="__RefHeading___Toc159_1052241590"/><text:a xlink:type="simple" xlink:href="http://bibliaonline.com.br/acf/2ts/2/1-8" text:style-name="Internet_20_link" text:visited-style-name="Visited_20_Internet_20_Link"><text:span text:style-name="T1">2 TESSALONICENSES 2, Vers. 1-8</text:span></text:a><text:bookmark-end text:name="__RefHeading___Toc159_1052241590"/></text:h>
        <text:p text:style-name="P3"/>
        <text:p text:style-name="P3"><text:a xlink:type="simple" xlink:href="http://bibliaonline.com.br/acf/2ts/2/2" text:style-name="Internet_20_link" text:visited-style-name="Visited_20_Internet_20_Link"><text:span text:style-name="T1">2Ts 2:2</text:span></text:a><text:span text:style-name="T1"> "Perto" significa "já tivesse chegado".</text:span></text:p>
        <text:p text:style-name="P3"/>
        <text:p text:style-name="P3"><text:a xlink:type="simple" xlink:href="http://bibliaonline.com.br/acf/2ts/2/3" text:style-name="Internet_20_link" text:visited-style-name="Visited_20_Internet_20_Link"><text:span text:style-name="T1">2Ts 2:3</text:span></text:a><text:span text:style-name="T1"> Muitos crentes hoje estão enganados por um ensino ruim, e nem mesmo sabem que estão sendo enganados... o engano é tão habilidoso. Somente a obediência àquilo que já sabemos é o que traz mais inteligência espiritual. "Apostasia" significa uma época quando a grande maioria terá abandonado a crença em Deus e se voltado totalmente à vontade própria. Estamos vendo isto hoje acontecendo em todos os lugares, mas o pior está por vir. Quando o completo desenvolvimento disso (chamado de "apostasia", que significa ao "abandono da religião") tiver chegado, então o Anticristo, o agente de Satanás, aparecerá, um homem de verdade nesta terra, (imediatamente após o Senhor haver arrebatado os crentes).</text:span></text:p>
        <text:p text:style-name="P3"/>
        <text:p text:style-name="P3"><text:a xlink:type="simple" xlink:href="http://bibliaonline.com.br/acf/2ts/2/4" text:style-name="Internet_20_link" text:visited-style-name="Visited_20_Internet_20_Link"><text:span text:style-name="T1">2Ts 2:4</text:span></text:a><text:span text:style-name="T1"> Ele se sentará no lugar de Deus no templo que terá sido construído em Jerusalém. Os Judeus gostariam de começar a construção, mas estão tão ocupados com </text:span><text:soft-page-break/><text:span text:style-name="T1">seus inimigos que não têm tempo ou meios de fazê-lo hoje. Mas eles o farão. Esse homem irá ensinar o que Satanás sugeriu a Eva no Jardim do Éden, "sereis como deuses" - </text:span><text:a xlink:type="simple" xlink:href="http://bibliaonline.com.br/acf/gn/3/5" text:style-name="Internet_20_link" text:visited-style-name="Visited_20_Internet_20_Link"><text:span text:style-name="T1">Gn 3:5</text:span></text:a><text:span text:style-name="T1">.</text:span></text:p>
        <text:p text:style-name="P3"/>
        <text:p text:style-name="P3"><text:a xlink:type="simple" xlink:href="http://bibliaonline.com.br/acf/2ts/2/6" text:style-name="Internet_20_link" text:visited-style-name="Visited_20_Internet_20_Link"><text:span text:style-name="T1">2Ts 2:6</text:span></text:a><text:span text:style-name="T1"> Deus controla tudo, e enquanto os crentes continuam aqui na Terra, e o Espírito Santo em cada um de nós, Deus irá preservá-la do poder de Satanás (um grande conforto sabermos disso).</text:span></text:p>
        <text:p text:style-name="P3"/>
        <text:p text:style-name="P3"><text:a xlink:type="simple" xlink:href="http://bibliaonline.com.br/acf/2ts/2/7" text:style-name="Internet_20_link" text:visited-style-name="Visited_20_Internet_20_Link"><text:span text:style-name="T1">2Ts 2:7</text:span></text:a><text:span text:style-name="T1"> O mistério dessa maldade e de uma ainda maior, a injustiça, já está operando. Estamos vendo os poderes misteriosos do Espiritismo se espalhando mais a cada dia. Está se tornando cada vez mais difícil distinguir entre a obra de Deus e a obra de Satanás. E estes são sinais de que nos encontramos nos últimos dias.</text:span></text:p>
        <text:p text:style-name="P3"/>
        <text:p text:style-name="P3"><text:a xlink:type="simple" xlink:href="http://bibliaonline.com.br/acf/2ts/2/8" text:style-name="Internet_20_link" text:visited-style-name="Visited_20_Internet_20_Link"><text:span text:style-name="T1">2Ts 2:8</text:span></text:a><text:span text:style-name="T1"> Uma palavra mais precisa para este homem ("o iníquo") é "o sem lei". Isto é pior. O mal é, a princípio, impiedade, mas à medida que ele piora, estabelece-se em oposição contra Deus e então trata-se de injustiça (ou ausência de lei). Quando o Senhor Jesus vier no final da tribulação, Ele destruirá esse iníquo.</text:span></text:p>
        <text:p text:style-name="P3"/>
        <text:h text:style-name="P2" text:outline-level="2"><text:bookmark-start text:name="__RefHeading___Toc161_1052241590"/>#327<text:bookmark-end text:name="__RefHeading___Toc161_1052241590"/></text:h>
        <text:p text:style-name="P3"/>
        <text:p text:style-name="P4">Se acontecer de eu me encontrar em dúvidas, ou incerteza, é porque meu olho não é simples. Deus me coloca em determinadas circunstâncias de dificuldade até que eu detecte isto. É possível que eu nunca venha a suspeitar disso por mim mesmo. Até que isto seja colocado de lado, nunca terei certeza do caminho em que estou.</text:p>
        <text:p text:style-name="P3"/>
        <text:h text:style-name="P1" text:outline-level="2"><text:bookmark-start text:name="__RefHeading___Toc163_1052241590"/><text:a xlink:type="simple" xlink:href="http://bibliaonline.com.br/acf/2ts/2/9-17" text:style-name="Internet_20_link" text:visited-style-name="Visited_20_Internet_20_Link"><text:span text:style-name="T1">2 TESSALONICENSES 2, Vers. 9-17</text:span></text:a><text:bookmark-end text:name="__RefHeading___Toc163_1052241590"/></text:h>
        <text:p text:style-name="P3"/>
        <text:p text:style-name="P3"><text:a xlink:type="simple" xlink:href="http://bibliaonline.com.br/acf/2ts/2/9-12" text:style-name="Internet_20_link" text:visited-style-name="Visited_20_Internet_20_Link"><text:span text:style-name="T1">2Ts 2:9-12</text:span></text:a><text:span text:style-name="T1"> Aqueles que hoje não crêem no evangelho (durante o dia da graça) e aqueles que escutam o evangelho do reino durante os 7 anos e não o aceitam, são aqueles que estão descritos aqui. Deus fará com que eles creiam em uma mentira, pois não creram na verdade quando a ouviram. Que futuro terrível espera por nossos amados que ainda não estão salvos.</text:span></text:p>
        <text:p text:style-name="P3"/>
        <text:p text:style-name="P3"><text:soft-page-break/><text:a xlink:type="simple" xlink:href="http://bibliaonline.com.br/acf/2ts/2/13-14" text:style-name="Internet_20_link" text:visited-style-name="Visited_20_Internet_20_Link"><text:span text:style-name="T1">2Ts 2:13-14</text:span></text:a><text:span text:style-name="T1"> O lado de Deus e os feitos de Deus.</text:span></text:p>
        <text:p text:style-name="P3"/>
        <text:p text:style-name="P3"><text:a xlink:type="simple" xlink:href="http://bibliaonline.com.br/acf/2ts/2/15" text:style-name="Internet_20_link" text:visited-style-name="Visited_20_Internet_20_Link"><text:span text:style-name="T1">2Ts 2:15</text:span></text:a><text:span text:style-name="T1"> Nossa responsabilidade. Ambas normalmente andam juntas nas Escrituras.</text:span></text:p>
        <text:p text:style-name="P3"/>
        <text:p text:style-name="P3"><text:a xlink:type="simple" xlink:href="http://bibliaonline.com.br/acf/2ts/2/16-17" text:style-name="Internet_20_link" text:visited-style-name="Visited_20_Internet_20_Link"><text:span text:style-name="T1">2Ts 2:16-17</text:span></text:a><text:span text:style-name="T1"> Que conforto! - Que contraste com o que acabamos de ler... "</text:span></text:p>
        <text:p text:style-name="P3"/>
        <text:p text:style-name="P4">"nosso Deus e Pai, que nos amou... console os vossos corações (o lado de Deus)..., e vos confirme em toda a boa palavra e obra (nossa responsabilidade)."</text:p>
        <text:p text:style-name="P3"/>
        <text:h text:style-name="P2" text:outline-level="2"><text:bookmark-start text:name="__RefHeading___Toc165_1052241590"/>#328<text:bookmark-end text:name="__RefHeading___Toc165_1052241590"/></text:h>
        <text:p text:style-name="P3"/>
        <text:p text:style-name="P4">O entendimento é a sabedoria usando o conhecimento de modo correto.</text:p>
        <text:p text:style-name="P3"/>
        <text:h text:style-name="P1" text:outline-level="2"><text:bookmark-start text:name="__RefHeading___Toc167_1052241590"/><text:a xlink:type="simple" xlink:href="http://bibliaonline.com.br/acf/2ts/3" text:style-name="Internet_20_link" text:visited-style-name="Visited_20_Internet_20_Link"><text:span text:style-name="T1">2 TESSALONICENSES 3</text:span></text:a><text:bookmark-end text:name="__RefHeading___Toc167_1052241590"/></text:h>
        <text:p text:style-name="P3"/>
        <text:p text:style-name="P4">Havendo dado estas mensagens, Paulo almeja que eles vivessem deste modo! E podemos ser gratos também por ainda termos a Palavra de Deus para ler e obedecer. De pouco nos vale fazermos a primeira coisa sem a segunda.</text:p>
        <text:p text:style-name="P3"/>
        <text:p text:style-name="P3"><text:a xlink:type="simple" xlink:href="http://bibliaonline.com.br/acf/2ts/3/2-6" text:style-name="Internet_20_link" text:visited-style-name="Visited_20_Internet_20_Link"><text:span text:style-name="T1">2Ts 3:2-6</text:span></text:a><text:span text:style-name="T1"> Eles estavam em perigo de ouvir maus mestres (não pense nestes como homens maus (imorais) pois provavelmente eles eram líderes religiosos altamente respeitados).</text:span></text:p>
        <text:p text:style-name="P3"/>
        <text:p text:style-name="P3"><text:a xlink:type="simple" xlink:href="http://bibliaonline.com.br/acf/2ts/3/3-5" text:style-name="Internet_20_link" text:visited-style-name="Visited_20_Internet_20_Link"><text:span text:style-name="T1">2Ts 3:3-5</text:span></text:a><text:span text:style-name="T1"> Eles precisavam ser fortalecidos por receberem esta verdade.</text:span></text:p>
        <text:p text:style-name="P3"/>
        <text:p text:style-name="P3"><text:a xlink:type="simple" xlink:href="http://bibliaonline.com.br/acf/2ts/3/7-12" text:style-name="Internet_20_link" text:visited-style-name="Visited_20_Internet_20_Link"><text:span text:style-name="T1">2Ts 3:7-12</text:span></text:a><text:span text:style-name="T1"> Havia então perigos em outra direção. Havia alguns que estavam entusiasmados com todos esses grande eventos que viriam, e achavam que não precisavam trabalhar porque o Senhor estava vindo! Nós também devemos continuar em nosso trabalho diário, mas esperando por Ele para vir a qualquer momento. Repare nas fortes instruções - não quer trabalhar - também não coma.</text:span></text:p>
        <text:p text:style-name="P3"/>
        <text:p text:style-name="P3"><text:a xlink:type="simple" xlink:href="http://bibliaonline.com.br/acf/2ts/3/13" text:style-name="Internet_20_link" text:visited-style-name="Visited_20_Internet_20_Link"><text:span text:style-name="T1">2Ts 3:13</text:span></text:a><text:span text:style-name="T1"> Que amável contraste - e um encorajamento para nós todos.</text:span></text:p>
        <text:p text:style-name="P3"/>
        <text:p text:style-name="P3"><text:soft-page-break/><text:a xlink:type="simple" xlink:href="http://bibliaonline.com.br/acf/2ts/3/18" text:style-name="Internet_20_link" text:visited-style-name="Visited_20_Internet_20_Link"><text:span text:style-name="T1">2Ts 3:18</text:span></text:a><text:span text:style-name="T1"> Um belo pensamento para terminar.</text:span>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1" svg:font-family="Albany, sans-serif"/>
    <style:font-face style:name="FreeSans" svg:font-family="FreeSans"/>
    <style:font-face style:name="Liberation Sans" svg:font-family="'Liberation Sans', sans-serif"/>
    <style:font-face style:name="Lohit Devanagari1" svg:font-family="'Lohit Devanagari'"/>
    <style:font-face style:name="Noto Sans CJK SC Regular1" svg:font-family="'Noto Sans CJK SC Regular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1" style:font-family-asian="'Noto Sans CJK SC Regular'" style:font-size-asian="18pt" style:font-weight-asian="bold" style:font-name-complex="FreeSans" style:font-family-complex="FreeSans" style:font-size-complex="18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6T17:44:22.499908446</dc:date>
    <meta:creation-date>2018-06-11T22:51:04.642681485</meta:creation-date>
    <meta:generator>LibreOffice/6.0.7.3$Linux_X86_64 LibreOffice_project/00m0$Build-3</meta:generator>
    <meta:editing-duration>PT1M15S</meta:editing-duration>
    <meta:editing-cycles>1</meta:editing-cycles>
    <meta:document-statistic meta:table-count="0" meta:image-count="0" meta:object-count="0" meta:page-count="5" meta:paragraph-count="38" meta:word-count="1081" meta:character-count="6314" meta:non-whitespace-character-count="5271"/>
  </office:meta>
</office:document-meta>
</file>